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6.055cm"/>
    </style:style>
    <style:style style:name="Tabla1.B" style:family="table-column">
      <style:table-column-properties style:column-width="10.94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 fo:keep-with-next="auto"/>
    </style:style>
    <style:style style:name="P2" style:family="paragraph" style:parent-style-name="Heading_20_3">
      <style:paragraph-properties fo:margin-left="0cm" fo:margin-right="0cm" fo:text-indent="0cm" style:auto-text-indent="false" fo:keep-with-next="auto"/>
    </style:style>
    <style:style style:name="P3" style:family="paragraph" style:parent-style-name="Heading_20_4">
      <style:text-properties fo:font-weight="bold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keep-with-next="auto"/>
    </style:style>
    <style:style style:name="P5" style:family="paragraph" style:parent-style-name="Preformatted_20_Text">
      <style:paragraph-properties fo:margin-left="0cm" fo:margin-right="0cm" fo:text-indent="0cm" style:auto-text-indent="false" fo:keep-with-next="auto"/>
    </style:style>
    <style:style style:name="P6" style:family="paragraph" style:parent-style-name="Preformatted_20_Text">
      <style:paragraph-properties fo:keep-with-next="auto"/>
    </style:style>
    <style:style style:name="P7" style:family="paragraph" style:parent-style-name="Preformatted_20_Text">
      <style:paragraph-properties fo:margin-top="0cm" fo:margin-bottom="0.499cm" style:contextual-spacing="false" fo:keep-with-next="auto"/>
    </style:style>
    <style:style style:name="P8" style:family="paragraph" style:parent-style-name="Preformatted_20_Text" style:list-style-name="L16"/>
    <style:style style:name="P9" style:family="paragraph" style:parent-style-name="Preformatted_20_Text" style:list-style-name="L16">
      <style:paragraph-properties fo:margin-top="0cm" fo:margin-bottom="0.499cm" style:contextual-spacing="false"/>
    </style:style>
    <style:style style:name="P10" style:family="paragraph" style:parent-style-name="Preformatted_20_Text" style:list-style-name="L17"/>
    <style:style style:name="P11" style:family="paragraph" style:parent-style-name="Preformatted_20_Text" style:list-style-name="L17">
      <style:paragraph-properties fo:margin-top="0cm" fo:margin-bottom="0.499cm" style:contextual-spacing="false"/>
    </style:style>
    <style:style style:name="P12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/>
    </style:style>
    <style:style style:name="P13" style:family="paragraph" style:parent-style-name="Preformatted_20_Text" style:list-style-name="L18"/>
    <style:style style:name="P14" style:family="paragraph" style:parent-style-name="Preformatted_20_Text" style:list-style-name="L18">
      <style:paragraph-properties fo:margin-top="0cm" fo:margin-bottom="0.499cm" style:contextual-spacing="false"/>
    </style:style>
    <style:style style:name="P15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Preformatted_20_Text" style:list-style-name="L19"/>
    <style:style style:name="P17" style:family="paragraph" style:parent-style-name="Preformatted_20_Text" style:list-style-name="L19">
      <style:paragraph-properties fo:margin-top="0cm" fo:margin-bottom="0.499cm" style:contextual-spacing="false"/>
    </style:style>
    <style:style style:name="P18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/>
    </style:style>
    <style:style style:name="P19" style:family="paragraph" style:parent-style-name="Preformatted_20_Text" style:list-style-name="L20"/>
    <style:style style:name="P20" style:family="paragraph" style:parent-style-name="Preformatted_20_Text" style:list-style-name="L20">
      <style:paragraph-properties fo:margin-top="0cm" fo:margin-bottom="0.499cm" style:contextual-spacing="false"/>
    </style:style>
    <style:style style:name="P21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/>
    </style:style>
    <style:style style:name="P22" style:family="paragraph" style:parent-style-name="Preformatted_20_Text" style:list-style-name="L23">
      <style:paragraph-properties fo:margin-left="0cm" fo:margin-right="0cm" fo:text-indent="0cm" style:auto-text-indent="false"/>
      <style:text-properties officeooo:paragraph-rsid="000cef3c"/>
    </style:style>
    <style:style style:name="P23" style:family="paragraph" style:parent-style-name="Table_20_Contents">
      <style:paragraph-properties fo:margin-top="0cm" fo:margin-bottom="0.499cm" style:contextual-spacing="false"/>
    </style:style>
    <style:style style:name="P2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keep-with-next="auto"/>
    </style:style>
    <style:style style:name="P25" style:family="paragraph" style:parent-style-name="Table_20_Contents">
      <style:paragraph-properties fo:margin-left="0cm" fo:margin-right="0cm" fo:text-indent="0cm" style:auto-text-indent="false" fo:keep-with-next="auto"/>
    </style:style>
    <style:style style:name="P2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fo:keep-with-next="auto"/>
      <style:text-properties loext:padding="0cm" loext:border="none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 fo:keep-with-next="auto"/>
    </style:style>
    <style:style style:name="P2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0" style:family="paragraph" style:parent-style-name="Text_20_body" style:list-style-name="L1">
      <style:paragraph-properties fo:margin-left="0cm" fo:margin-right="0cm" fo:text-indent="0cm" style:auto-text-indent="false" fo:keep-with-next="auto"/>
    </style:style>
    <style:style style:name="P31" style:family="paragraph" style:parent-style-name="Text_20_body" style:list-style-name="L2">
      <style:paragraph-properties fo:margin-left="0cm" fo:margin-right="0cm" fo:text-indent="0cm" style:auto-text-indent="false" fo:keep-with-next="auto"/>
    </style:style>
    <style:style style:name="P32" style:family="paragraph" style:parent-style-name="Text_20_body" style:list-style-name="L3">
      <style:paragraph-properties fo:margin-left="0cm" fo:margin-right="0cm" fo:text-indent="0cm" style:auto-text-indent="false" fo:keep-with-next="auto"/>
    </style:style>
    <style:style style:name="P33" style:family="paragraph" style:parent-style-name="Text_20_body" style:list-style-name="L4">
      <style:paragraph-properties fo:margin-left="0cm" fo:margin-right="0cm" fo:text-indent="0cm" style:auto-text-indent="false" fo:keep-with-next="auto"/>
    </style:style>
    <style:style style:name="P34" style:family="paragraph" style:parent-style-name="Text_20_body" style:list-style-name="L4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36" style:family="paragraph" style:parent-style-name="Text_20_body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7" style:family="paragraph" style:parent-style-name="Text_20_body" style:list-style-name="L14">
      <style:paragraph-properties fo:margin-left="0cm" fo:margin-right="0cm" fo:text-indent="0cm" style:auto-text-indent="false" fo:keep-with-next="auto"/>
      <style:text-properties loext:padding="0cm" loext:border="none"/>
    </style:style>
    <style:style style:name="P38" style:family="paragraph" style:parent-style-name="Text_20_body" style:list-style-name="L5">
      <style:paragraph-properties fo:margin-left="0cm" fo:margin-right="0cm" fo:text-indent="0cm" style:auto-text-indent="false" fo:padding="0cm" fo:border="none" fo:keep-with-next="auto"/>
    </style:style>
    <style:style style:name="P39" style:family="paragraph" style:parent-style-name="Text_20_body" style:list-style-name="L5">
      <style:paragraph-properties fo:margin-left="0cm" fo:margin-right="0cm" fo:text-indent="0cm" style:auto-text-indent="false" fo:keep-with-next="auto"/>
    </style:style>
    <style:style style:name="P40" style:family="paragraph" style:parent-style-name="Text_20_body" style:list-style-name="L6">
      <style:paragraph-properties fo:margin-left="0cm" fo:margin-right="0cm" fo:text-indent="0cm" style:auto-text-indent="false" fo:padding="0cm" fo:border="none" fo:keep-with-next="auto"/>
    </style:style>
    <style:style style:name="P41" style:family="paragraph" style:parent-style-name="Text_20_body" style:list-style-name="L6">
      <style:paragraph-properties fo:margin-left="0cm" fo:margin-right="0cm" fo:text-indent="0cm" style:auto-text-indent="false" fo:keep-with-next="auto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padding="0cm" fo:border="none" fo:keep-with-next="auto"/>
    </style:style>
    <style:style style:name="P43" style:family="paragraph" style:parent-style-name="Text_20_body" style:list-style-name="L7">
      <style:paragraph-properties fo:margin-left="0cm" fo:margin-right="0cm" fo:text-indent="0cm" style:auto-text-indent="false" fo:keep-with-next="auto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keep-with-next="auto"/>
    </style:style>
    <style:style style:name="P45" style:family="paragraph" style:parent-style-name="Text_20_body" style:list-style-name="L9">
      <style:paragraph-properties fo:margin-left="0cm" fo:margin-right="0cm" fo:text-indent="0cm" style:auto-text-indent="false" fo:keep-with-next="auto"/>
    </style:style>
    <style:style style:name="P46" style:family="paragraph" style:parent-style-name="Text_20_body" style:list-style-name="L10">
      <style:paragraph-properties fo:margin-left="0cm" fo:margin-right="0cm" fo:text-indent="0cm" style:auto-text-indent="false" fo:keep-with-next="auto"/>
    </style:style>
    <style:style style:name="P47" style:family="paragraph" style:parent-style-name="Text_20_body" style:list-style-name="L11">
      <style:paragraph-properties fo:margin-left="0cm" fo:margin-right="0cm" fo:text-indent="0cm" style:auto-text-indent="false" fo:keep-with-next="auto"/>
    </style:style>
    <style:style style:name="P48" style:family="paragraph" style:parent-style-name="Text_20_body" style:list-style-name="L12">
      <style:paragraph-properties fo:margin-left="0cm" fo:margin-right="0cm" fo:text-indent="0cm" style:auto-text-indent="false" fo:keep-with-next="auto"/>
    </style:style>
    <style:style style:name="P49" style:family="paragraph" style:parent-style-name="Text_20_body">
      <style:paragraph-properties fo:margin-top="0cm" fo:margin-bottom="0cm" style:contextual-spacing="false"/>
    </style:style>
    <style:style style:name="P50" style:family="paragraph" style:parent-style-name="Text_20_body" style:list-style-name="L13">
      <style:paragraph-properties fo:margin-left="0cm" fo:margin-right="0cm" fo:text-indent="0cm" style:auto-text-indent="false" fo:keep-with-next="auto"/>
    </style:style>
    <style:style style:name="P51" style:family="paragraph" style:parent-style-name="Text_20_body" style:list-style-name="L14">
      <style:paragraph-properties fo:margin-left="0cm" fo:margin-right="0cm" fo:text-indent="0cm" style:auto-text-indent="false" fo:keep-with-next="auto"/>
    </style:style>
    <style:style style:name="P52" style:family="paragraph" style:parent-style-name="Text_20_body">
      <style:text-properties fo:font-weight="bold"/>
    </style:style>
    <style:style style:name="P53" style:family="paragraph" style:parent-style-name="Text_20_body" style:list-style-name="L16">
      <style:text-properties fo:font-weight="bold"/>
    </style:style>
    <style:style style:name="P54" style:family="paragraph" style:parent-style-name="Text_20_body" style:list-style-name="L17">
      <style:text-properties fo:font-weight="bold"/>
    </style:style>
    <style:style style:name="P55" style:family="paragraph" style:parent-style-name="Text_20_body" style:list-style-name="L18">
      <style:text-properties fo:font-weight="bold"/>
    </style:style>
    <style:style style:name="P56" style:family="paragraph" style:parent-style-name="Text_20_body" style:list-style-name="L19">
      <style:text-properties fo:font-weight="bold"/>
    </style:style>
    <style:style style:name="P57" style:family="paragraph" style:parent-style-name="Text_20_body" style:list-style-name="L20">
      <style:text-properties fo:font-weight="bold"/>
    </style:style>
    <style:style style:name="P58" style:family="paragraph" style:parent-style-name="Text_20_body" style:list-style-name="L15"/>
    <style:style style:name="P59" style:family="paragraph" style:parent-style-name="Text_20_body" style:list-style-name="L16"/>
    <style:style style:name="P60" style:family="paragraph" style:parent-style-name="Text_20_body" style:list-style-name="L16">
      <style:paragraph-properties fo:margin-left="0cm" fo:margin-right="0cm" fo:text-indent="0cm" style:auto-text-indent="false"/>
    </style:style>
    <style:style style:name="P61" style:family="paragraph" style:parent-style-name="Text_20_body" style:list-style-name="L16">
      <style:text-properties officeooo:paragraph-rsid="000cef3c"/>
    </style:style>
    <style:style style:name="P62" style:family="paragraph" style:parent-style-name="Text_20_body" style:list-style-name="L17"/>
    <style:style style:name="P63" style:family="paragraph" style:parent-style-name="Text_20_body" style:list-style-name="L17">
      <style:paragraph-properties fo:margin-left="0cm" fo:margin-right="0cm" fo:text-indent="0cm" style:auto-text-indent="false"/>
    </style:style>
    <style:style style:name="P64" style:family="paragraph" style:parent-style-name="Text_20_body" style:list-style-name="L18"/>
    <style:style style:name="P65" style:family="paragraph" style:parent-style-name="Text_20_body" style:list-style-name="L18">
      <style:paragraph-properties fo:margin-left="0cm" fo:margin-right="0cm" fo:text-indent="0cm" style:auto-text-indent="false"/>
    </style:style>
    <style:style style:name="P66" style:family="paragraph" style:parent-style-name="Text_20_body" style:list-style-name="L19"/>
    <style:style style:name="P67" style:family="paragraph" style:parent-style-name="Text_20_body" style:list-style-name="L19">
      <style:paragraph-properties fo:margin-left="0cm" fo:margin-right="0cm" fo:text-indent="0cm" style:auto-text-indent="false"/>
    </style:style>
    <style:style style:name="P68" style:family="paragraph" style:parent-style-name="Text_20_body" style:list-style-name="L20"/>
    <style:style style:name="P69" style:family="paragraph" style:parent-style-name="Text_20_body" style:list-style-name="L20">
      <style:paragraph-properties fo:margin-left="0cm" fo:margin-right="0cm" fo:text-indent="0cm" style:auto-text-indent="false"/>
    </style:style>
    <style:style style:name="P70" style:family="paragraph" style:parent-style-name="Text_20_body" style:list-style-name="L21"/>
    <style:style style:name="P71" style:family="paragraph" style:parent-style-name="Text_20_body" style:list-style-name="L22">
      <style:text-properties officeooo:paragraph-rsid="000cef3c"/>
    </style:style>
    <style:style style:name="P72" style:family="paragraph" style:parent-style-name="Text_20_body">
      <style:text-properties officeooo:paragraph-rsid="000cef3c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officeooo:rsid="000cef3c"/>
    </style:style>
    <style:style style:name="T4" style:family="text">
      <style:text-properties officeooo:rsid="000cef3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section text:style-name="Sect1" text:name="model-response-message-contentr_51afa99178d26fe1">
        <text:h text:style-name="Heading_20_3" text:outline-level="3">PRÁCTICA</text:h>
        <text:h text:style-name="Heading_20_3" text:outline-level="3">Cómo configurar un cliente NFS</text:h>
        <text:p text:style-name="Text_20_body">Configurar un cliente NFS implica instalar las herramientas necesarias, determinar los recursos compartidos disponibles en el servidor y montar los directorios deseados.</text:p>
        <text:p text:style-name="P52">Tabla de Comandos y Descripción:</text:p>
        <table:table table:name="Tabla1" table:style-name="Tabla1">
          <table:table-column table:style-name="Tabla1.A"/>
          <table:table-column table:style-name="Tabla1.B"/>
          <table:table-header-rows>
            <table:table-row>
              <table:table-cell table:style-name="Tabla1.A1" office:value-type="string">
                <text:p text:style-name="P23">Comando/Archivo</text:p>
              </table:table-cell>
              <table:table-cell table:style-name="Tabla1.A1" office:value-type="string">
                <text:p text:style-name="P23">Descripción</text:p>
              </table:table-cell>
            </table:table-row>
          </table:table-header-rows>
          <table:table-row>
            <table:table-cell table:style-name="Tabla1.A1" office:value-type="string">
              <text:p text:style-name="P23"><text:span text:style-name="Source_20_Text">sudo apt-get install nfs-common</text:span> (Ubuntu/Debian)</text:p>
            </table:table-cell>
            <table:table-cell table:style-name="Tabla1.A1" office:value-type="string">
              <text:p text:style-name="P23">Instala el paquete con las utilidades del cliente NFS.</text:p>
            </table:table-cell>
          </table:table-row>
          <table:table-row>
            <table:table-cell table:style-name="Tabla1.A1" office:value-type="string">
              <text:p text:style-name="P23"><text:span text:style-name="Source_20_Text">sudo dnf install nfs-utils</text:span> (Rocky/RHEL/CentOS)</text:p>
            </table:table-cell>
            <table:table-cell table:style-name="Tabla1.A1" office:value-type="string">
              <text:p text:style-name="P23">Instala el paquete con las utilidades del cliente NFS.</text:p>
            </table:table-cell>
          </table:table-row>
          <table:table-row>
            <table:table-cell table:style-name="Tabla1.A1" office:value-type="string">
              <text:p text:style-name="P23"><text:span text:style-name="Source_20_Text">sudo systemctl enable rpcbind &amp;&amp; sudo systemctl start rpcbind</text:span></text:p>
            </table:table-cell>
            <table:table-cell table:style-name="Tabla1.A1" office:value-type="string">
              <text:p text:style-name="P23">Asegura que el servicio <text:span text:style-name="Source_20_Text">rpcbind</text:span> esté habilitado y ejecutándose. Es crucial para que el cliente pueda comunicarse con el servidor NFS.</text:p>
            </table:table-cell>
          </table:table-row>
          <table:table-row>
            <table:table-cell table:style-name="Tabla1.A1" office:value-type="string">
              <text:p text:style-name="P23"><text:span text:style-name="Source_20_Text">showmount -e [IP_SERVIDOR_NFS]</text:span></text:p>
            </table:table-cell>
            <table:table-cell table:style-name="Tabla1.A1" office:value-type="string">
              <text:p text:style-name="P23">Muestra los directorios exportados por el servidor NFS. Esto verifica que el servidor esté exportando correctamente y que el cliente pueda verlo.</text:p>
            </table:table-cell>
          </table:table-row>
          <table:table-row>
            <table:table-cell table:style-name="Tabla1.A1" office:value-type="string">
              <text:p text:style-name="P23"><text:span text:style-name="Source_20_Text">sudo mkdir /mnt/nfs_compartido</text:span></text:p>
            </table:table-cell>
            <table:table-cell table:style-name="Tabla1.A1" office:value-type="string">
              <text:p text:style-name="P23">Crea un punto de montaje local donde se montará el directorio compartido del servidor. El nombre y la ubicación pueden ser cualquiera.</text:p>
            </table:table-cell>
          </table:table-row>
          <table:table-row>
            <table:table-cell table:style-name="Tabla1.A1" office:value-type="string">
              <text:p text:style-name="P23"><text:span text:style-name="Source_20_Text">sudo mount -t nfs [IP_SERVIDOR_NFS]:/ruta/en/servidor /mnt/nfs_compartido</text:span></text:p>
            </table:table-cell>
            <table:table-cell table:style-name="Tabla1.A1" office:value-type="string">
              <text:p text:style-name="P23">Monta el directorio compartido del servidor NFS en el punto de montaje local. <text:span text:style-name="Source_20_Text">-t nfs</text:span> especifica el tipo de sistema de archivos.</text:p>
            </table:table-cell>
          </table:table-row>
          <table:table-row>
            <table:table-cell table:style-name="Tabla1.A1" office:value-type="string">
              <text:p text:style-name="P23"><text:span text:style-name="Source_20_Text">df -h</text:span></text:p>
            </table:table-cell>
            <table:table-cell table:style-name="Tabla1.A1" office:value-type="string">
              <text:p text:style-name="P23">Verifica que el sistema de archivos NFS se haya montado correctamente y muestra el espacio en disco disponible.</text:p>
            </table:table-cell>
          </table:table-row>
          <table:table-row>
            <table:table-cell table:style-name="Tabla1.A1" office:value-type="string">
              <text:p text:style-name="P23"><text:span text:style-name="Source_20_Text">sudo umount /mnt/nfs_compartido</text:span></text:p>
            </table:table-cell>
            <table:table-cell table:style-name="Tabla1.A1" office:value-type="string">
              <text:p text:style-name="P23">Desmonta el sistema de archivos NFS. Esto es útil antes de reiniciar o si se necesita cambiar la configuración.</text:p>
            </table:table-cell>
          </table:table-row>
          <table:table-row>
            <table:table-cell table:style-name="Tabla1.A1" office:value-type="string">
              <text:p text:style-name="P23"><text:span text:style-name="Source_20_Text">sudo nano /etc/fstab</text:span></text:p>
            </table:table-cell>
            <table:table-cell table:style-name="Tabla1.A1" office:value-type="string">
              <text:p text:style-name="P23">Edita el archivo <text:span text:style-name="Source_20_Text">fstab</text:span> para hacer que el montaje NFS sea persistente (automático al reiniciar el sistema). La línea a añadir sería similar a: <text:span text:style-name="Source_20_Text">[IP_SERVIDOR_NFS]:/ruta/en/servidor /mnt/nfs_compartido nfs defaults 0 0</text:span></text:p>
            </table:table-cell>
          </table:table-row>
          <table:table-row>
            <table:table-cell table:style-name="Tabla1.A1" office:value-type="string">
              <text:p text:style-name="P23"><text:span text:style-name="Source_20_Text">sudo mount -a</text:span></text:p>
            </table:table-cell>
            <table:table-cell table:style-name="Tabla1.A1" office:value-type="string">
              <text:p text:style-name="P23">Después de editar <text:span text:style-name="Source_20_Text">/etc/fstab</text:span>, este comando monta todos <text:soft-page-break/>los sistemas de archivos definidos en <text:span text:style-name="Source_20_Text">fstab</text:span> que aún no estén montados. Útil para probar la configuración de <text:span text:style-name="Source_20_Text">fstab</text:span> sin reiniciar.</text:p>
            </table:table-cell>
          </table:table-row>
        </table:table>
        <text:p text:style-name="P49">Exportar a Hojas de cálculo</text:p>
        <text:p text:style-name="Horizontal_20_Line"/>
        <text:h text:style-name="Heading_20_3" text:outline-level="3">Ejercicio paso a paso: Instalación y configuración de servidor y cliente NFS</text:h>
        <text:p text:style-name="Text_20_body">Este ejercicio detalla cómo configurar un servidor NFS en <text:span text:style-name="T2">Ubuntu 14.04</text:span> y un cliente NFS en <text:span text:style-name="T2">Rocky Linux 9.5</text:span>, asumiendo que existe resolución de nombres entre ambos sistemas.</text:p>
        <text:p text:style-name="P52">Topología:</text:p>
        <text:list text:style-name="L15">
          <text:list-item>
            <text:p text:style-name="P58"><text:span text:style-name="T2">Servidor NFS:</text:span> Ubuntu 14.04 (Nombre: <text:span text:style-name="Source_20_Text">ubuntu-server</text:span>, IP: <text:span text:style-name="Source_20_Text">1</text:span><text:span text:style-name="Source_20_Text"><text:span text:style-name="T4">0</text:span></text:span><text:span text:style-name="Source_20_Text">.1.1.100</text:span>)</text:p>
          </text:list-item>
          <text:list-item>
            <text:p text:style-name="P58"><text:span text:style-name="T2">Cliente NFS:</text:span> Rocky Linux 9.5 (Nombre: <text:span text:style-name="Source_20_Text">rocky-client</text:span>, IP: <text:span text:style-name="Source_20_Text">1</text:span><text:span text:style-name="Source_20_Text"><text:span text:style-name="T4">0</text:span></text:span><text:span text:style-name="Source_20_Text">.1.1.101</text:span>)</text:p>
          </text:list-item>
        </text:list>
        <text:p text:style-name="P52">Pre-requisitos (en ambos sistemas):</text:p>
        <text:list xml:id="list3990367601" text:style-name="L16">
          <text:list-item>
            <text:p text:style-name="P59"><text:span text:style-name="T2">Resolución de nombres:</text:span> Asegúrate de que <text:span text:style-name="Source_20_Text">ubuntu-server</text:span> pueda hacer ping a <text:span text:style-name="Source_20_Text">rocky-client</text:span> por nombre y viceversa. Puedes lograr esto configurando un servidor DNS o añadiendo entradas en el archivo <text:span text:style-name="Source_20_Text">/etc/hosts</text:span> de cada máquina.</text:p>
            <text:list>
              <text:list-item>
                <text:p text:style-name="P61"><text:span text:style-name="T2">En </text:span><text:span text:style-name="Source_20_Text"><text:span text:style-name="T2">ubuntu-server</text:span></text:span><text:span text:style-name="T2"> y </text:span><text:span text:style-name="Source_20_Text"><text:span text:style-name="T2">rocky-client</text:span></text:span><text:span text:style-name="T2">, edita </text:span><text:span text:style-name="Source_20_Text"><text:span text:style-name="T2">/etc/hosts</text:span></text:span><text:span text:style-name="T2"> y añade: </text:span></text:p>
              </text:list-item>
            </text:list>
          </text:list-item>
        </text:list>
        <text:p text:style-name="P72"><text:span text:style-name="T3"><text:tab/><text:tab/>(ES UN EJEMPLO)</text:span></text:p>
        <text:list text:style-name="L23">
          <text:list-item>
            <text:list>
              <text:list-header>
                <text:p text:style-name="P22"><text:span text:style-name="Source_20_Text"><text:span text:style-name="T4">10.1</text:span></text:span><text:span text:style-name="Source_20_Text">.1.10</text:span><text:span text:style-name="Source_20_Text"><text:span text:style-name="T4">0</text:span></text:span><text:span text:style-name="Source_20_Text"> ubuntu-server</text:span></text:p>
              </text:list-header>
            </text:list>
          </text:list-item>
        </text:list>
        <text:list text:continue-list="list3990367601" text:style-name="L16">
          <text:list-item>
            <text:list>
              <text:list-header>
                <text:p text:style-name="P9"><text:span text:style-name="Source_20_Text">10.1.1.101 rocky-client</text:span></text:p>
              </text:list-header>
              <text:list-item>
                <text:p text:style-name="P59">Verifica la conectividad y resolución de nombres:</text:p>
                <text:p text:style-name="P60"/>
                <text:p text:style-name="P8"><text:span text:style-name="Source_20_Text">ping rocky-client</text:span></text:p>
                <text:p text:style-name="P9"><text:span text:style-name="Source_20_Text">ping ubuntu-server</text:span></text:p>
              </text:list-item>
            </text:list>
          </text:list-item>
          <text:list-item>
            <text:p text:style-name="P59"><text:span text:style-name="T2">Firewall:</text:span> Deshabilita o configura el firewall temporalmente para este ejercicio para evitar problemas de conexión. En un entorno de producción, configurarías las reglas del firewall para permitir el tráfico NFS.</text:p>
            <text:list>
              <text:list-item>
                <text:p text:style-name="P53">En Ubuntu 14.04 (ufw):</text:p>
                <text:p text:style-name="P60"/>
                <text:p text:style-name="P9"><text:span text:style-name="Source_20_Text">sudo ufw disable</text:span></text:p>
              </text:list-item>
              <text:list-item>
                <text:p text:style-name="P53">En Rocky Linux 9.5 (firewalld):</text:p>
                <text:p text:style-name="P60"/>
                <text:p text:style-name="P8"><text:span text:style-name="Source_20_Text">sudo systemctl stop firewalld</text:span></text:p>
                <text:p text:style-name="P9"><text:span text:style-name="Source_20_Text">sudo systemctl disable firewalld</text:span></text:p>
              </text:list-item>
            </text:list>
          </text:list-item>
        </text:list>
        <text:p text:style-name="Horizontal_20_Line"><text:soft-page-break/></text:p>
        <text:h text:style-name="P3" text:outline-level="4">Parte 1: Configuración del Servidor NFS (Ubuntu 14.04)</text:h>
        <text:list xml:id="list1774767104" text:style-name="L17">
          <text:list-item>
            <text:p text:style-name="P54">Actualizar el sistema e instalar el paquete NFS:</text:p>
            <text:p text:style-name="P63"/>
            <text:p text:style-name="P10"><text:span text:style-name="Source_20_Text">sudo apt-get update</text:span></text:p>
            <text:p text:style-name="P11"><text:span text:style-name="Source_20_Text">sudo apt-get install nfs-kernel-server -y</text:span></text:p>
          </text:list-item>
          <text:list-item>
            <text:p text:style-name="P62"><text:span text:style-name="T2">Crear el directorio a exportar:</text:span> Crearemos un directorio llamado <text:span text:style-name="Source_20_Text">/srv/nfs_compartido</text:span> que será accesible desde el cliente.</text:p>
            <text:p text:style-name="P63"/>
            <text:p text:style-name="P11"><text:span text:style-name="Source_20_Text">sudo mkdir -p /srv/nfs_compartido</text:span></text:p>
          </text:list-item>
          <text:list-item>
            <text:p text:style-name="P62"><text:span text:style-name="T2">Configurar los permisos del directorio:</text:span> Para este ejercicio, daremos permisos amplios. En un entorno de producción, ajustarías los permisos según tus necesidades de seguridad.</text:p>
            <text:p text:style-name="P63"/>
            <text:p text:style-name="P10"><text:span text:style-name="Source_20_Text">sudo chmod 777 /srv/nfs_compartido</text:span></text:p>
            <text:p text:style-name="P11"><text:span text:style-name="Source_20_Text">sudo chown nobody:nogroup /srv/nfs_compartido</text:span></text:p>
            <text:list>
              <text:list-item>
                <text:p text:style-name="P62"><text:span text:style-name="Source_20_Text">nobody:nogroup</text:span> es común para NFS para evitar problemas con UID/GID entre sistemas.</text:p>
              </text:list-item>
            </text:list>
          </text:list-item>
          <text:list-item>
            <text:p text:style-name="P62"><text:span text:style-name="T2">Exportar el directorio en </text:span><text:span text:style-name="Source_20_Text"><text:span text:style-name="T2">/etc/exports</text:span></text:span><text:span text:style-name="T2">:</text:span> Abre el archivo de configuración de NFS:</text:p>
            <text:p text:style-name="P63"/>
            <text:p text:style-name="P11"><text:span text:style-name="Source_20_Text">sudo nano /etc/exports</text:span></text:p>
            <text:p text:style-name="P62">Añade la siguiente línea al final del archivo para exportar el directorio a <text:span text:style-name="Source_20_Text">rocky-client</text:span>:</text:p>
            <text:p text:style-name="P12"><text:span text:style-name="Source_20_Text">/srv/nfs_compartido rocky-client(rw,sync,no_subtree_check)</text:span></text:p>
            <text:list>
              <text:list-item>
                <text:p text:style-name="P62"><text:span text:style-name="Source_20_Text"><text:span text:style-name="T2">/srv/nfs_compartido</text:span></text:span>: El directorio local a exportar.</text:p>
              </text:list-item>
            </text:list>
          </text:list-item>
        </text:list>
        <text:list text:style-name="L22">
          <text:list-item>
            <text:list>
              <text:list-item>
                <text:p text:style-name="P71"><text:span text:style-name="Source_20_Text"><text:span text:style-name="T2">rocky-client</text:span></text:span>: El nombre del host del cliente que tendrá acceso. Puedes usar una dirección IP (<text:span text:style-name="T4">10.1</text:span><text:span text:style-name="Source_20_Text">.1.101</text:span>) o un rango de red (<text:span text:style-name="T4">10.1</text:span><text:span text:style-name="Source_20_Text">.1.0/24</text:span>).</text:p>
              </text:list-item>
            </text:list>
          </text:list-item>
        </text:list>
        <text:list text:continue-list="list1774767104" text:style-name="L17">
          <text:list-item>
            <text:list>
              <text:list-item>
                <text:p text:style-name="P62"><text:span text:style-name="Source_20_Text"><text:span text:style-name="T2">(rw,sync,no_subtree_check)</text:span></text:span>: Opciones de exportación:</text:p>
                <text:list>
                  <text:list-item>
                    <text:p text:style-name="P62"><text:span text:style-name="Source_20_Text">rw</text:span>: Permite acceso de lectura y escritura.</text:p>
                  </text:list-item>
                  <text:list-item>
                    <text:p text:style-name="P62"><text:span text:style-name="Source_20_Text">sync</text:span>: Responde a las peticiones solo después de que los cambios se hayan escrito en disco. Más seguro, pero puede ser más lento.</text:p>
                  </text:list-item>
                  <text:list-item>
                    <text:p text:style-name="P62"><text:span text:style-name="Source_20_Text">no_subtree_check</text:span>: Deshabilita la verificación del subárbol, lo que puede mejorar el rendimiento en algunos casos, especialmente si se exporta un subdirectorio de un sistema de archivos grande.</text:p>
                  </text:list-item>
                </text:list>
              </text:list-item>
            </text:list>
            <text:p text:style-name="P62">Guarda y cierra el archivo (Ctrl+X, Y, Enter).</text:p>
          </text:list-item>
          <text:list-item>
            <text:p text:style-name="P62"><text:soft-page-break/><text:span text:style-name="T2">Aplicar los cambios y reiniciar el servicio NFS:</text:span> Recarga las exportaciones sin reiniciar completamente el servicio:</text:p>
            <text:p text:style-name="P63"/>
            <text:p text:style-name="P11"><text:span text:style-name="Source_20_Text">sudo exportfs -a</text:span></text:p>
            <text:p text:style-name="P62">Reinicia el servicio NFS para asegurar que todos los demonios se inicien con la nueva configuración.</text:p>
            <text:p text:style-name="P63"/>
            <text:p text:style-name="P11"><text:span text:style-name="Source_20_Text">sudo service nfs-kernel-server restart</text:span></text:p>
          </text:list-item>
          <text:list-item>
            <text:p text:style-name="P54">Verificar el estado del servidor (opcional):</text:p>
            <text:p text:style-name="P63"/>
            <text:p text:style-name="P10"><text:span text:style-name="Source_20_Text">rpcinfo -p localhost</text:span></text:p>
            <text:p text:style-name="P11"><text:span text:style-name="Source_20_Text">showmount -e localhost</text:span></text:p>
            <text:p text:style-name="P62">Deberías ver los servicios NFS listados y tu directorio exportado.</text:p>
          </text:list-item>
        </text:list>
        <text:p text:style-name="Horizontal_20_Line"/>
        <text:h text:style-name="P3" text:outline-level="4">Parte 2: Configuración del Cliente NFS (Rocky Linux 9.5)</text:h>
        <text:list text:style-name="L18">
          <text:list-item>
            <text:p text:style-name="P55">Actualizar el sistema e instalar el paquete NFS:</text:p>
            <text:p text:style-name="P65"/>
            <text:p text:style-name="P13"><text:span text:style-name="Source_20_Text">sudo dnf update -y</text:span></text:p>
            <text:p text:style-name="P14"><text:span text:style-name="Source_20_Text">sudo dnf install nfs-utils -y</text:span></text:p>
          </text:list-item>
          <text:list-item>
            <text:p text:style-name="P64"><text:span text:style-name="T2">Iniciar y habilitar el servicio </text:span><text:span text:style-name="Source_20_Text"><text:span text:style-name="T2">rpcbind</text:span></text:span><text:span text:style-name="T2">:</text:span> <text:span text:style-name="Source_20_Text">rpcbind</text:span> es esencial para el funcionamiento del cliente NFS.</text:p>
            <text:p text:style-name="P65"/>
            <text:p text:style-name="P13"><text:span text:style-name="Source_20_Text">sudo systemctl enable rpcbind</text:span></text:p>
            <text:p text:style-name="P13"><text:span text:style-name="Source_20_Text">sudo systemctl start rpcbind</text:span></text:p>
            <text:p text:style-name="P14"><text:span text:style-name="Source_20_Text">sudo systemctl status rpcbind</text:span></text:p>
          </text:list-item>
          <text:list-item>
            <text:p text:style-name="P64"><text:span text:style-name="T2">Verificar los directorios exportados por el servidor NFS:</text:span> Utiliza el nombre del host del servidor.</text:p>
            <text:p text:style-name="P65"/>
            <text:p text:style-name="P14"><text:span text:style-name="Source_20_Text">showmount -e ubuntu-server</text:span></text:p>
            <text:p text:style-name="P64">Deberías ver <text:span text:style-name="Source_20_Text">/srv/nfs_compartido</text:span>. Esto confirma que el cliente puede comunicarse con el servidor y ver sus exportaciones.</text:p>
          </text:list-item>
          <text:list-item>
            <text:p text:style-name="P55">Crear un punto de montaje local:</text:p>
            <text:p text:style-name="P65"/>
            <text:p text:style-name="P14"><text:span text:style-name="Source_20_Text">sudo mkdir -p /mnt/ubuntu_nfs</text:span></text:p>
          </text:list-item>
          <text:list-item>
            <text:p text:style-name="P55"><text:soft-page-break/>Montar el directorio NFS:</text:p>
            <text:p text:style-name="P65"/>
            <text:p text:style-name="P14"><text:span text:style-name="Source_20_Text">sudo mount -t nfs ubuntu-server:/srv/nfs_compartido /mnt/ubuntu_nfs</text:span></text:p>
            <text:p text:style-name="P64">Verifica que se haya montado correctamente:</text:p>
            <text:p text:style-name="P65"/>
            <text:p text:style-name="P14"><text:span text:style-name="Source_20_Text">df -h</text:span></text:p>
            <text:p text:style-name="P64">Deberías ver una entrada para <text:span text:style-name="Source_20_Text">ubuntu-server:/srv/nfs_compartido</text:span> montada en <text:span text:style-name="Source_20_Text">/mnt/ubuntu_nfs</text:span>.</text:p>
          </text:list-item>
          <text:list-item>
            <text:p text:style-name="P64"><text:span text:style-name="T2">Probar la escritura y lectura de archivos:</text:span> <text:span text:style-name="T2">En el cliente (Rocky Linux 9.5):</text:span></text:p>
            <text:p text:style-name="P65"/>
            <text:p text:style-name="P13"><text:span text:style-name="Source_20_Text">sudo touch /mnt/ubuntu_nfs/archivo_desde_rocky.txt</text:span></text:p>
            <text:p text:style-name="P13"><text:span text:style-name="Source_20_Text">sudo echo "Hola desde Rocky Linux!" | sudo tee /mnt/ubuntu_nfs/mensaje_rocky.txt</text:span></text:p>
            <text:p text:style-name="P14"><text:span text:style-name="Source_20_Text">ls -l /mnt/ubuntu_nfs/</text:span></text:p>
            <text:p text:style-name="P55">En el servidor (Ubuntu 14.04):</text:p>
            <text:p text:style-name="P65"/>
            <text:p text:style-name="P13"><text:span text:style-name="Source_20_Text">ls -l /srv/nfs_compartido/</text:span></text:p>
            <text:p text:style-name="P14"><text:span text:style-name="Source_20_Text">cat /srv/nfs_compartido/mensaje_rocky.txt</text:span></text:p>
            <text:p text:style-name="P64">Deberías ver los archivos creados desde Rocky Linux.</text:p>
            <text:p text:style-name="P55">Ahora, desde el servidor (Ubuntu 14.04), crea un archivo:</text:p>
            <text:p text:style-name="P65"/>
            <text:p text:style-name="P13"><text:span text:style-name="Source_20_Text">sudo touch /srv/nfs_compartido/archivo_desde_ubuntu.txt</text:span></text:p>
            <text:p text:style-name="P14"><text:span text:style-name="Source_20_Text">sudo echo "Hola desde Ubuntu!" | sudo tee /srv/nfs_compartido/mensaje_ubuntu.txt</text:span></text:p>
            <text:p text:style-name="P55">En el cliente (Rocky Linux 9.5), verifica los archivos:</text:p>
            <text:p text:style-name="P65"/>
            <text:p text:style-name="P13"><text:span text:style-name="Source_20_Text">ls -l /mnt/ubuntu_nfs/</text:span></text:p>
            <text:p text:style-name="P14"><text:span text:style-name="Source_20_Text">cat /mnt/ubuntu_nfs/mensaje_ubuntu.txt</text:span></text:p>
            <text:p text:style-name="P64">Deberías ver los archivos creados desde Ubuntu.</text:p>
          </text:list-item>
          <text:list-item>
            <text:p text:style-name="P64"><text:span text:style-name="T2">Hacer el montaje persistente (opcional pero recomendado):</text:span> Para que el directorio NFS se monte automáticamente cada vez que el cliente Rocky Linux se inicie, añade una entrada a <text:span text:style-name="Source_20_Text">/etc/fstab</text:span>.</text:p>
            <text:p text:style-name="P65"/>
            <text:p text:style-name="P14"><text:span text:style-name="Source_20_Text">sudo nano /etc/fstab</text:span></text:p>
            <text:p text:style-name="P64">Añade la siguiente línea al final del archivo:</text:p>
            <text:p text:style-name="P15"><text:soft-page-break/><text:span text:style-name="Source_20_Text">ubuntu-server:/srv/nfs_compartido /mnt/ubuntu_nfs nfs defaults,_netdev 0 0</text:span></text:p>
            <text:list>
              <text:list-item>
                <text:p text:style-name="P64"><text:span text:style-name="Source_20_Text">_netdev</text:span>: Esta opción es importante para montajes de red, ya que le dice al sistema que espere a que la red esté disponible antes de intentar montar el recurso.</text:p>
              </text:list-item>
              <text:list-item>
                <text:p text:style-name="P64">Guarda y cierra el archivo.</text:p>
              </text:list-item>
            </text:list>
            <text:p text:style-name="P64">Puedes probar la configuración de <text:span text:style-name="Source_20_Text">fstab</text:span> sin reiniciar:</text:p>
            <text:p text:style-name="P65"/>
            <text:p text:style-name="P13"><text:span text:style-name="Source_20_Text">sudo umount /mnt/ubuntu_nfs <text:s/># Primero desmonta si está montado</text:span></text:p>
            <text:p text:style-name="P13"><text:span text:style-name="Source_20_Text">sudo mount -a <text:s text:c="15"/># Intenta montar todo lo definido en fstab</text:span></text:p>
            <text:p text:style-name="P14"><text:span text:style-name="Source_20_Text">df -h <text:s text:c="23"/># Verifica el montaje</text:span></text:p>
          </text:list-item>
        </text:list>
        <text:p text:style-name="Horizontal_20_Line"/>
        <text:h text:style-name="P3" text:outline-level="4">Parte 3: Compartir recursos entre ellos (Dirección inversa)</text:h>
        <text:p text:style-name="Text_20_body">Para que Ubuntu 14.04 actúe también como cliente de Rocky Linux 9.5, necesitamos configurar Rocky Linux como servidor NFS y Ubuntu 14.04 como cliente de Rocky.</text:p>
        <text:p text:style-name="P52">Configuración del Servidor NFS (Rocky Linux 9.5)</text:p>
        <text:list text:style-name="L19">
          <text:list-item>
            <text:p text:style-name="P56">Crear el directorio a exportar:</text:p>
            <text:p text:style-name="P67"/>
            <text:p text:style-name="P16"><text:span text:style-name="Source_20_Text">sudo mkdir -p /srv/rocky_nfs_compartido</text:span></text:p>
            <text:p text:style-name="P16"><text:span text:style-name="Source_20_Text">sudo chmod 777 /srv/rocky_nfs_compartido</text:span></text:p>
            <text:p text:style-name="P17"><text:span text:style-name="Source_20_Text">sudo chown nobody:nobody /srv/rocky_nfs_compartido</text:span></text:p>
          </text:list-item>
          <text:list-item>
            <text:p text:style-name="P66"><text:span text:style-name="T2">Configurar SELinux (específico de Rocky Linux):</text:span> SELinux podría impedir el acceso a los directorios exportados. Necesitas aplicar el contexto correcto.</text:p>
            <text:p text:style-name="P67"/>
            <text:p text:style-name="P16"><text:span text:style-name="Source_20_Text">sudo semanage fcontext -a -t nfs_t "/srv/rocky_nfs_compartido(/.*)?"</text:span></text:p>
            <text:p text:style-name="P17"><text:span text:style-name="Source_20_Text">sudo restorecon -Rv /srv/rocky_nfs_compartido</text:span></text:p>
            <text:p text:style-name="P66">Si <text:span text:style-name="Source_20_Text">semanage</text:span> no está disponible, instálalo: <text:span text:style-name="Source_20_Text">sudo dnf install policycoreutils-python-utils -y</text:span></text:p>
          </text:list-item>
          <text:list-item>
            <text:p text:style-name="P66"><text:span text:style-name="T2">Exportar el directorio en </text:span><text:span text:style-name="Source_20_Text"><text:span text:style-name="T2">/etc/exports</text:span></text:span><text:span text:style-name="T2">:</text:span></text:p>
            <text:p text:style-name="P67"/>
            <text:p text:style-name="P17"><text:span text:style-name="Source_20_Text">sudo nano /etc/exports</text:span></text:p>
            <text:p text:style-name="P66">Añade la siguiente línea:</text:p>
            <text:p text:style-name="P18"><text:span text:style-name="Source_20_Text">/srv/rocky_nfs_compartido ubuntu-server(rw,sync,no_subtree_check)</text:span></text:p>
            <text:p text:style-name="P66">Guarda y cierra.</text:p>
          </text:list-item>
          <text:list-item>
            <text:p text:style-name="P56">Reiniciar los servicios NFS en Rocky Linux:</text:p>
            <text:p text:style-name="P67"/>
            <text:p text:style-name="P16"><text:span text:style-name="Source_20_Text">sudo systemctl enable nfs-server</text:span></text:p>
            <text:p text:style-name="P16"><text:soft-page-break/><text:span text:style-name="Source_20_Text">sudo systemctl start nfs-server</text:span></text:p>
            <text:p text:style-name="P16"><text:span text:style-name="Source_20_Text">sudo systemctl restart nfs-server</text:span></text:p>
            <text:p text:style-name="P17"><text:span text:style-name="Source_20_Text">sudo exportfs -a</text:span></text:p>
          </text:list-item>
          <text:list-item>
            <text:p text:style-name="P56">Verificar las exportaciones en Rocky Linux (opcional):</text:p>
            <text:p text:style-name="P67"/>
            <text:p text:style-name="P17"><text:span text:style-name="Source_20_Text">showmount -e localhost</text:span></text:p>
          </text:list-item>
        </text:list>
        <text:p text:style-name="P52">Configuración del Cliente NFS (Ubuntu 14.04)</text:p>
        <text:list text:style-name="L20">
          <text:list-item>
            <text:p text:style-name="P68"><text:span text:style-name="T2">Verificar los directorios exportados por </text:span><text:span text:style-name="Source_20_Text"><text:span text:style-name="T2">rocky-client</text:span></text:span><text:span text:style-name="T2">:</text:span></text:p>
            <text:p text:style-name="P69"/>
            <text:p text:style-name="P20"><text:span text:style-name="Source_20_Text">showmount -e rocky-client</text:span></text:p>
            <text:p text:style-name="P68">Deberías ver <text:span text:style-name="Source_20_Text">/srv/rocky_nfs_compartido</text:span>.</text:p>
          </text:list-item>
          <text:list-item>
            <text:p text:style-name="P57">Crear un punto de montaje local:</text:p>
            <text:p text:style-name="P69"/>
            <text:p text:style-name="P20"><text:span text:style-name="Source_20_Text">sudo mkdir -p /mnt/rocky_nfs</text:span></text:p>
          </text:list-item>
          <text:list-item>
            <text:p text:style-name="P57">Montar el directorio NFS:</text:p>
            <text:p text:style-name="P69"/>
            <text:p text:style-name="P20"><text:span text:style-name="Source_20_Text">sudo mount -t nfs rocky-client:/srv/rocky_nfs_compartido /mnt/rocky_nfs</text:span></text:p>
            <text:p text:style-name="P68">Verifica con <text:span text:style-name="Source_20_Text">df -h</text:span>.</text:p>
          </text:list-item>
          <text:list-item>
            <text:p text:style-name="P68"><text:span text:style-name="T2">Probar la escritura y lectura de archivos (en ambas direcciones):</text:span> <text:span text:style-name="T2">En el cliente (Ubuntu 14.04):</text:span></text:p>
            <text:p text:style-name="P69"/>
            <text:p text:style-name="P19"><text:span text:style-name="Source_20_Text">sudo touch /mnt/rocky_nfs/archivo_desde_ubuntu_hacia_rocky.txt</text:span></text:p>
            <text:p text:style-name="P19"><text:span text:style-name="Source_20_Text">sudo echo "Mensaje de Ubuntu para Rocky!" | sudo tee /mnt/rocky_nfs/mensaje_ubuntu_hacia_rocky.txt</text:span></text:p>
            <text:p text:style-name="P20"><text:span text:style-name="Source_20_Text">ls -l /mnt/rocky_nfs/</text:span></text:p>
            <text:p text:style-name="P57">En el servidor (Rocky Linux 9.5):</text:p>
            <text:p text:style-name="P69"/>
            <text:p text:style-name="P19"><text:span text:style-name="Source_20_Text">ls -l /srv/rocky_nfs_compartido/</text:span></text:p>
            <text:p text:style-name="P20"><text:span text:style-name="Source_20_Text">cat /srv/rocky_nfs_compartido/mensaje_ubuntu_hacia_rocky.txt</text:span></text:p>
            <text:p text:style-name="P68">Y viceversa, creando archivos en Rocky y verificando en Ubuntu.</text:p>
          </text:list-item>
          <text:list-item>
            <text:p text:style-name="P57">Hacer el montaje persistente (opcional):</text:p>
            <text:p text:style-name="P69"/>
            <text:p text:style-name="P20"><text:span text:style-name="Source_20_Text">sudo nano /etc/fstab</text:span></text:p>
            <text:p text:style-name="P68">Añade la línea:</text:p>
            <text:p text:style-name="P21"><text:soft-page-break/><text:span text:style-name="Source_20_Text">rocky-client:/srv/rocky_nfs_compartido /mnt/rocky_nfs nfs defaults,_netdev 0 0</text:span></text:p>
            <text:p text:style-name="P68">Guarda y cierra. Prueba con <text:span text:style-name="Source_20_Text">sudo mount -a</text:span>.</text:p>
          </text:list-item>
        </text:list>
        <text:p text:style-name="Horizontal_20_Line"/>
        <text:p text:style-name="P52"><text:soft-page-break/>Consideraciones importantes y pasos adicionales:</text:p>
        <text:list text:style-name="L21">
          <text:list-item>
            <text:p text:style-name="P70"><text:span text:style-name="T2">Seguridad:</text:span> En un entorno de producción, nunca deshabilitarías el firewall por completo. Configura reglas específicas para permitir los puertos NFS (111 y 2049, y los dinámicos si no los fijas) solo desde las IPs de tus clientes autorizados.</text:p>
          </text:list-item>
          <text:list-item>
            <text:p text:style-name="P70"><text:span text:style-name="T2">Permisos de archivo:</text:span> Asegúrate de que los permisos de los archivos y directorios exportados sean los adecuados. El uso de <text:span text:style-name="Source_20_Text">nobody:nogroup</text:span> es una solución común para simplificar, pero puede tener implicaciones de seguridad. Considera usar mapeo de UID/GID (<text:span text:style-name="Source_20_Text">idmapd</text:span>) si necesitas una gestión de permisos más granular y coherente entre sistemas.</text:p>
          </text:list-item>
          <text:list-item>
            <text:p text:style-name="P70"><text:span text:style-name="T2">Opciones de montaje:</text:span> Las opciones de montaje en <text:span text:style-name="Source_20_Text">/etc/fstab</text:span> (<text:span text:style-name="Source_20_Text">defaults</text:span>, <text:span text:style-name="Source_20_Text">_netdev</text:span>) son importantes. Otras opciones como <text:span text:style-name="Source_20_Text">hard</text:span> vs <text:span text:style-name="Source_20_Text">soft</text:span> (comportamiento en caso de que el servidor no responda), <text:span text:style-name="Source_20_Text">intr</text:span> (permite interrupciones) o <text:span text:style-name="Source_20_Text">rsize</text:span>/<text:span text:style-name="Source_20_Text">wsize</text:span> (tamaño de los bloques de lectura/escritura para rendimiento) pueden ser ajustadas según el caso de uso.</text:p>
          </text:list-item>
          <text:list-item>
            <text:p text:style-name="P70"><text:span text:style-name="T2">Rendimiento:</text:span> Para cargas de trabajo intensivas, considera optimizar las opciones de montaje y la configuración del servidor.</text:p>
          </text:list-item>
          <text:list-item>
            <text:p text:style-name="P70"><text:span text:style-name="T2">Bloqueo de archivos:</text:span> Los servicios <text:span text:style-name="Source_20_Text">rpc.statd</text:span> y <text:span text:style-name="Source_20_Text">rpc.lockd</text:span> son cruciales para el bloqueo de archivos. Asegúrate de que estén en ejecución en ambos lados si la aplicación que accede a los archivos necesita bloqueo.</text:p>
          </text:list-item>
          <text:list-item>
            <text:p text:style-name="P70"><text:span text:style-name="T2">Versiones de NFS:</text:span> Por defecto, se usa la versión 4 de NFS si es compatible. Si tienes problemas de compatibilidad entre versiones antiguas y nuevas, puedes especificar la versión en las opciones de montaje (ej. <text:span text:style-name="Source_20_Text">nfsvers=3</text:span>).</text:p>
          </text:list-item>
        </text:list>
        <text:p text:style-name="Text_20_body">Con estos pasos, tendrás un servidor y un cliente NFS funcionando y compartiendo recursos bidireccionalmente entre Ubuntu 14.04 y Rocky Linux 9.5.</text:p>
        <text:p text:style-name="P27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08:28.860612374</meta:creation-date>
    <dc:date>2025-07-05T19:01:54.352395335</dc:date>
    <meta:editing-duration>PT7H53M26S</meta:editing-duration>
    <meta:editing-cycles>2</meta:editing-cycles>
    <meta:generator>LibreOffice/24.2.2.2$Linux_X86_64 LibreOffice_project/d56cc158d8a96260b836f100ef4b4ef25d6f1a01</meta:generator>
    <meta:document-statistic meta:table-count="1" meta:image-count="0" meta:object-count="0" meta:page-count="9" meta:paragraph-count="175" meta:word-count="1636" meta:character-count="11355" meta:non-whitespace-character-count="9905"/>
  </office:meta>
</office:document-meta>
</file>